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9cc9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9cc9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</text:span><text:span text:style-name="T6">V</text:span></text:p>
      <text:p text:style-name="P2"><text:span text:style-name="T8">Павел и Евгений гоняли по столу шары и пили коньяк в бильярдной. Джейн, Даша и Настя сидели в зале на третьем этаже и разговаривали. Настя с интересом слушала завораживающие истории о прошлом и приключениях ее матери. Александру наскучила вся эта обстановка, и он все же решился пойти погулять. На улице был теплый осенний день. Парень шел с довольным видом, осматриваясь по сторонам. Листья шуршали по дорожкам парка, поблескивай желтизной. Внимание Алехина привлекла одна из беседок. В ней задумчиво сидела девушка и что-то рисовала. Постояв немного, он пошел ней и, подойдя, тихо сел рядом. </text:span></text:p>
      <text:p text:style-name="P2"><text:span text:style-name="T8">–О, Саша, привет! – улыбнувшись, сказала она. </text:span></text:p>
      <text:p text:style-name="P2"><text:span text:style-name="T8">–Привет, привет. Ты чего здесь? А как же там уроки, еще что-то?</text:span></text:p>
      <text:p text:style-name="P2"><text:span text:style-name="T8">–А, это. Сделала. Дома скучно, а на улице красота. Захотелось порисовать. </text:span></text:p>
      <text:p text:style-name="P2"><text:span text:style-name="T8">–У тебя классно получается. Красиво, – сухо сказал парень. </text:span></text:p>
      <text:p text:style-name="P2"><text:span text:style-name="T8">–Спасибо, – усмехнулась она. </text:span></text:p>
      <text:p text:style-name="P2"><text:span text:style-name="T8">–А мне тошно дома. К нам приехали в гости Калашовы – друзья родителей. Дочь у них деловая слишком. </text:span></text:p>
      <text:p text:style-name="P2"><text:span text:style-name="T8">–Евгений и Джейн прилетели из Англии?!</text:span></text:p>
      <text:p text:style-name="P2"><text:span text:style-name="T8">–Ты знаешь, кто они? </text:span></text:p>
      <text:p text:style-name="P2"><text:span text:style-name="T8">–Конечно! Родители рассказывали о них. Легендарные Рубин и Лотос. </text:span></text:p>
      <text:p text:style-name="P2"><text:span text:style-name="T8">–К сожалению, они уже давно не агенты, а простая семья. </text:span></text:p>
      <text:p text:style-name="P2"><text:span text:style-name="T8">–Эх, много отдала бы за то, чтобы с ними познакомиться или хотябы поговорить. </text:span></text:p>
      <text:p text:style-name="P2"><text:soft-page-break/><text:span text:style-name="T8">–Да зачем же что-то отдавать? Хочешь – знакомься. Они все равно здесь надолго. </text:span></text:p>
      <text:p text:style-name="P2"><text:span text:style-name="T8">–Да где же я их встречу то? Ты еще и издеваешься. </text:span></text:p>
      <text:p text:style-name="P2"><text:span text:style-name="T8">Парень замолчал, склонив голову набок, и посмотрел на девушку странным взглядом. </text:span></text:p>
      <text:p text:style-name="P2"><text:span text:style-name="T8">–А знаешь, у меня можешь встретить. </text:span></text:p>
      <text:p text:style-name="P2"><text:span text:style-name="T8">–И в чем подвох? Чтоб сам Александр Алехин пригласил какую-то девчонку к себе? Что-тостранноэто.</text:span></text:p>
      <text:p text:style-name="P2"><text:span text:style-name="T8">–</text:span><text:span text:style-name="T7">L</text:span><text:span text:style-name="T8">'</text:span><text:span text:style-name="T7">amourest</text:span><text:span text:style-name="T8"> </text:span><text:span text:style-name="T7">beau</text:span><text:span text:style-name="T8"> </text:span><text:span text:style-name="T7">et</text:span><text:span text:style-name="T8"> </text:span><text:span text:style-name="T7">destructeurenm</text:span><text:span text:style-name="T8">ê</text:span><text:span text:style-name="T7">me</text:span><text:span text:style-name="T8"> </text:span><text:span text:style-name="T7">temps</text:span><text:span text:style-name="T8">. Подвоха нет. Просто я так хочу, – ответил он. </text:span></text:p>
      <text:p text:style-name="P2"><text:span text:style-name="T8">–Любовь прекрасна и губительна в то же время? Хм. Интересно. И что же вы хотели выразить этой фразой? – улыбнувшись, спросила она. </text:span></text:p>
      <text:p text:style-name="P2"><text:span text:style-name="T8">–Ты знаешь перевод?! – удивился тот.</text:span></text:p>
      <text:p text:style-name="P2"><text:span text:style-name="T8">–Да, я учу французский. А ты, как я вижу, знаешь его в совершенстве?</text:span></text:p>
      <text:p text:style-name="P2"><text:span text:style-name="T8">–Да, знаю. Дать пару уроков? </text:span></text:p>
      <text:p text:style-name="P2"><text:span text:style-name="T8">–Да что за доброта то такая? </text:span></text:p>
      <text:p text:style-name="P2"><text:span text:style-name="T8">–Я не знаю, что со мной. Когда ты рядом, ты вроде бесишь меня, но в то же время я не могу быть собой, не могу проявлять всю мою принципиальность. Ты отравила мою душу, и теперь я мучаюсь, когда не вижу тебя. Нравишься ты мне, Алина, нравишься! – сказал резко парень, разводя челку руками.</text:span></text:p>
      <text:p text:style-name="P2"><text:span text:style-name="T8">–Вот это новости! Лучший парень в школе, сам Алехин говорит, что ему нравится какая-то Алина Смирнова. Пустое место для него. </text:span><text:soft-page-break/><text:span text:style-name="T8">Хорошо играешь, актер, но я не верю тебе. Ты отшил десятки таких! Что такого ты нашел во мне?!</text:span></text:p>
      <text:p text:style-name="P2"><text:span text:style-name="T8">–Нет, я не могу больше с тобой разговаривать! Ты бесишь меня! У моего отца в пятницу день рождения и он устраивает вечеринку. Элитную вечеринку. Вход закрыт для неприглашенных. Начало в 6. Если захочешь поговорить, приходи, – вздохнув сказал Александр и, положив на рисунок, набросанный карандашом, приглашение, быстрым шагом удалился. Девушка задумчиво проводила его взглядом, посмотрела на аккуратно выполненное приглашение и, усмехнувшись, продолжила рисоват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6:56.557000000</meta:creation-date>
    <dc:date>2022-05-15T20:17:18.222000000</dc:date>
    <meta:editing-duration>PT21S</meta:editing-duration>
    <meta:editing-cycles>1</meta:editing-cycles>
    <meta:document-statistic meta:table-count="0" meta:image-count="0" meta:object-count="0" meta:page-count="3" meta:paragraph-count="27" meta:word-count="462" meta:character-count="2923" meta:non-whitespace-character-count="2459"/>
    <meta:generator>LibreOffice/7.2.2.2$Windows_X86_64 LibreOffice_project/02b2acce88a210515b4a5bb2e46cbfb63fe97d56</meta:generator>
  </office:meta>
</office:document-meta>
</file>